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4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ambios en el nuevo software Servicios</text:p>
          </table:table-cell>
          <table:table-cell table:style-name="ce1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ctividades</text:p>
          </table:table-cell>
          <table:table-cell table:number-columns-repeated="2"/>
        </table:table-row>
        <table:table-row table:style-name="ro1">
          <table:table-cell office:value-type="string">
            <text:p>Pasar las tablas de Access a SQL server</text:p>
          </table:table-cell>
          <table:table-cell table:number-columns-repeated="2"/>
        </table:table-row>
        <table:table-row table:style-name="ro1">
          <table:table-cell office:value-type="string">
            <text:p>Elaborar Informes del SUI</text:p>
          </table:table-cell>
          <table:table-cell table:number-columns-repeated="2"/>
        </table:table-row>
        <table:table-row table:style-name="ro1">
          <table:table-cell office:value-type="string">
            <text:p>Los cambios en facturación para ubicarlos como reclamos</text:p>
          </table:table-cell>
          <table:table-cell table:number-columns-repeated="2"/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29/01/2012</text:date>, <text:time>18:45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9T18:43:04.03</meta:creation-date>
    <dc:date>2012-01-29T18:45:59.53</dc:date>
    <meta:editing-duration>PT2M55S</meta:editing-duration>
    <meta:editing-cycles>2</meta:editing-cycles>
    <meta:generator>LibreOffice/3.4$Win32 LibreOffice_project/340m1$Build-502</meta:generator>
    <meta:document-statistic meta:table-count="3" meta:cell-count="5" meta:object-count="0"/>
  </office:meta>
</office:document-meta>
</file>